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modern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top="0.199cm" fo:margin-bottom="0cm" style:contextual-spacing="false" fo:text-align="center" style:justify-single-word="false"/>
      <style:text-properties fo:font-size="13pt" style:font-size-asian="13pt" style:font-size-complex="13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ing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7" style:family="paragraph" style:parent-style-name="Text_20_body">
      <style:text-properties style:font-name="Liberation Serif" officeooo:paragraph-rsid="0016d72f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style:font-name="Times New Roman" fo:font-size="14pt" style:font-size-asian="14pt" style:font-size-complex="14pt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4pt" fo:font-weight="bold" officeooo:paragraph-rsid="0044fc68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4pt" fo:font-weight="bold" officeooo:paragraph-rsid="0044084e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40a355" officeooo:paragraph-rsid="0040a355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text-align="end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text-align="end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text-align="end" style:justify-single-word="false"/>
      <style:text-properties style:font-name="Times New Roman" fo:font-size="14pt" fo:font-weight="normal" officeooo:rsid="0016d72f" officeooo:paragraph-rsid="0016d72f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8pt" fo:font-weight="bold" officeooo:rsid="0040a355" officeooo:paragraph-rsid="0040a355" style:font-size-asian="18pt" style:font-weight-asian="bold" style:font-size-complex="18pt" style:font-weight-complex="bold"/>
    </style:style>
    <style:style style:name="P20" style:family="paragraph" style:parent-style-name="Text_20_body">
      <style:text-properties fo:color="#000000" loext:opacity="100%" style:font-name="Times New Roman" fo:font-size="14pt" officeooo:paragraph-rsid="002fd798" style:font-size-asian="14pt" style:font-size-complex="14pt"/>
    </style:style>
    <style:style style:name="P21" style:family="paragraph" style:parent-style-name="Text_20_body">
      <style:text-properties fo:color="#000000" loext:opacity="100%" fo:font-weight="bold" officeooo:paragraph-rsid="002fd798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23" style:family="paragraph" style:parent-style-name="Header">
      <style:paragraph-properties fo:margin-top="0.199cm" fo:margin-bottom="0cm" style:contextual-spacing="false" fo:text-align="center" style:justify-single-word="false"/>
      <style:text-properties fo:font-size="13pt" style:font-size-asian="13pt" style:font-size-complex="13pt"/>
    </style:style>
    <style:style style:name="P24" style:family="paragraph" style:parent-style-name="Heading_20_1">
      <style:text-properties fo:font-size="14pt" style:font-size-asian="14pt" style:font-size-complex="14pt"/>
    </style:style>
    <style:style style:name="P25" style:family="paragraph" style:parent-style-name="Heading_20_1">
      <style:text-properties style:font-name="Times New Roman" fo:font-size="14pt" style:font-size-asian="14pt" style:font-size-complex="14pt"/>
    </style:style>
    <style:style style:name="P26" style:family="paragraph" style:parent-style-name="Heading_20_2">
      <style:text-properties style:font-name="Times New Roman" fo:font-size="14pt" style:font-size-asian="14pt" style:font-size-complex="14pt"/>
    </style:style>
    <style:style style:name="P2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28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29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30" style:family="paragraph" style:parent-style-name="Text_20_body" style:list-style-name="L4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31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2" style:family="paragraph" style:parent-style-name="Text_20_body" style:list-style-name="L2">
      <style:paragraph-properties fo:margin-left="0cm" fo:margin-right="0cm" fo:orphans="2" fo:widows="2" fo:text-indent="0cm" style:auto-text-indent="false"/>
    </style:style>
    <style:style style:name="P33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4" style:family="paragraph" style:parent-style-name="Text_20_body" style:list-style-name="L3">
      <style:paragraph-properties fo:margin-left="0cm" fo:margin-right="0cm" fo:orphans="2" fo:widows="2" fo:text-indent="0cm" style:auto-text-indent="false"/>
    </style:style>
    <style:style style:name="P35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6" style:family="paragraph" style:parent-style-name="Text_20_body">
      <style:text-properties style:font-name="Times New Roman" fo:font-size="14pt" style:font-size-asian="14pt" style:font-size-complex="14pt"/>
    </style:style>
    <style:style style:name="P37" style:family="paragraph" style:parent-style-name="listing" style:list-style-name="WW8Num8">
      <style:text-properties fo:color="#000000" loext:opacity="100%" fo:font-weight="bold" officeooo:rsid="0043765a" officeooo:paragraph-rsid="00493e17" style:font-weight-asian="bold" style:font-weight-complex="bold"/>
    </style:style>
    <style:style style:name="P38" style:family="paragraph" style:parent-style-name="listing" style:list-style-name="WW8Num8">
      <style:text-properties fo:color="#000000" loext:opacity="100%" fo:font-weight="bold" officeooo:rsid="0043765a" officeooo:paragraph-rsid="0044084e" style:font-weight-asian="bold" style:font-weight-complex="bold"/>
    </style:style>
    <style:style style:name="P39" style:family="paragraph" style:parent-style-name="listing" style:list-style-name="WW8Num8">
      <style:text-properties fo:color="#000000" loext:opacity="100%" fo:font-weight="bold" officeooo:rsid="0043765a" officeooo:paragraph-rsid="004bdb17" style:font-weight-asian="bold" style:font-weight-complex="bold"/>
    </style:style>
    <style:style style:name="P40" style:family="paragraph" style:parent-style-name="listing" style:list-style-name="WW8Num8">
      <style:text-properties fo:color="#000000" loext:opacity="100%" fo:font-weight="bold" officeooo:rsid="0043765a" officeooo:paragraph-rsid="004d78b3" style:font-weight-asian="bold" style:font-weight-complex="bold"/>
    </style:style>
    <style:style style:name="P41" style:family="paragraph" style:parent-style-name="listing" style:list-style-name="WW8Num8">
      <style:text-properties fo:color="#000000" loext:opacity="100%" fo:font-weight="bold" officeooo:rsid="0043765a" officeooo:paragraph-rsid="004de979" style:font-weight-asian="bold" style:font-weight-complex="bold"/>
    </style:style>
    <style:style style:name="P42" style:family="paragraph" style:parent-style-name="listing" style:list-style-name="WW8Num8">
      <style:text-properties fo:color="#000000" loext:opacity="100%" fo:font-weight="bold" officeooo:rsid="0043765a" officeooo:paragraph-rsid="00518bbb" style:font-weight-asian="bold" style:font-weight-complex="bold"/>
    </style:style>
    <style:style style:name="P43" style:family="paragraph" style:parent-style-name="listing" style:list-style-name="WW8Num8">
      <style:text-properties fo:color="#000000" loext:opacity="100%" fo:font-weight="bold" officeooo:rsid="004838a7" officeooo:paragraph-rsid="004838a7" style:font-weight-asian="bold" style:font-weight-complex="bold"/>
    </style:style>
    <style:style style:name="P44" style:family="paragraph" style:parent-style-name="listing" style:list-style-name="WW8Num8">
      <style:text-properties fo:color="#2c60a8" loext:opacity="100%" officeooo:paragraph-rsid="0044084e"/>
    </style:style>
    <style:style style:name="P45" style:family="paragraph" style:parent-style-name="listing" style:list-style-name="WW8Num8">
      <style:text-properties fo:color="#2c60a8" loext:opacity="100%" officeooo:paragraph-rsid="004bdb17"/>
    </style:style>
    <style:style style:name="P46" style:family="paragraph" style:parent-style-name="listing" style:list-style-name="WW8Num8">
      <style:text-properties fo:color="#2c60a8" loext:opacity="100%" officeooo:paragraph-rsid="004d78b3"/>
    </style:style>
    <style:style style:name="P47" style:family="paragraph" style:parent-style-name="listing" style:list-style-name="WW8Num8">
      <style:text-properties fo:color="#2c60a8" loext:opacity="100%" officeooo:paragraph-rsid="004de979"/>
    </style:style>
    <style:style style:name="P48" style:family="paragraph" style:parent-style-name="listing" style:list-style-name="WW8Num8">
      <style:text-properties fo:color="#2c60a8" loext:opacity="100%" officeooo:paragraph-rsid="00518bbb"/>
    </style:style>
    <style:style style:name="P49" style:family="paragraph" style:parent-style-name="listing" style:list-style-name="WW8Num8">
      <style:text-properties fo:color="#8d5c48" loext:opacity="100%" officeooo:rsid="0043765a" officeooo:paragraph-rsid="0044084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8b395"/>
    </style:style>
    <style:style style:name="T3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5" style:family="text">
      <style:text-properties officeooo:rsid="0040a355"/>
    </style:style>
    <style:style style:name="T6" style:family="text">
      <style:text-properties fo:color="#2c60a8" loext:opacity="100%"/>
    </style:style>
    <style:style style:name="T7" style:family="text">
      <style:text-properties fo:letter-spacing="-0.004cm"/>
    </style:style>
    <style:style style:name="T8" style:family="text">
      <style:text-properties officeooo:rsid="004838a7"/>
    </style:style>
    <style:style style:name="T9" style:family="text">
      <style:text-properties officeooo:rsid="004c9047"/>
    </style:style>
    <style:style style:name="T10" style:family="text">
      <style:text-properties officeooo:rsid="004d78b3"/>
    </style:style>
    <style:style style:name="T11" style:family="text">
      <style:text-properties officeooo:rsid="004de97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ext:p text:style-name="P4"/>
      <text:p text:style-name="P4"/>
      <text:p text:style-name="P5"/>
      <text:p text:style-name="P6"/>
      <text:p text:style-name="P6"/>
      <text:p text:style-name="P19">Расчётно-графическая работа</text:p>
      <text:p text:style-name="P15"/>
      <text:p text:style-name="P12"><text:span text:style-name="T7">Методы разработки алгоритмов</text:span> </text:p>
      <text:p text:style-name="P13"><text:span text:style-name="T1">по дисциплине</text:span> <text:span text:style-name="T5">«Технология программирования»</text:span></text:p>
      <text:p text:style-name="P14"/>
      <text:p text:style-name="P14"/>
      <text:p text:style-name="P14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>Работу выполнил студент</text:p>
      <text:p text:style-name="P18">Кладковой Максим Дмитриевич</text:p>
      <text:p text:style-name="P17">Группа: 5130904/30005</text:p>
      <text:p text:style-name="P17">Руководитель: <text:span text:style-name="T2">Червинский Алексей Петрович</text:span></text:p>
      <text:h text:style-name="P24" text:outline-level="1"><text:bookmark-start text:name="__RefHeading___Toc4129_3579881245"/><text:soft-page-break/>Содержание<text:bookmark-end text:name="__RefHeading___Toc4129_3579881245"/></text:h>
      <text:table-of-content text:style-name="Sect1" text:protected="true" text:name="Оглавление1">
        <text:table-of-content-source text:outline-level="7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<text:a xlink:type="simple" xlink:href="#__RefHeading___Toc4129_3579881245" text:style-name="Index_20_Link" text:visited-style-name="Index_20_Link">Содержание<text:tab/>2</text:a></text:p>
          <text:p text:style-name="P8"><text:a xlink:type="simple" xlink:href="#__RefHeading___Toc7128_3716443416" text:style-name="Index_20_Link" text:visited-style-name="Index_20_Link">a. Постановка задачи<text:tab/>2</text:a></text:p>
          <text:p text:style-name="P9"><text:a xlink:type="simple" xlink:href="#__RefHeading___Toc7130_3716443416" text:style-name="Index_20_Link" text:visited-style-name="Index_20_Link">Цель задачи:<text:tab/>2</text:a></text:p>
          <text:p text:style-name="P8"><text:a xlink:type="simple" xlink:href="#__RefHeading___Toc7132_3716443416" text:style-name="Index_20_Link" text:visited-style-name="Index_20_Link">b. Описание программы и совершаемых в ней действий<text:tab/>2</text:a></text:p>
          <text:p text:style-name="P9"><text:a xlink:type="simple" xlink:href="#__RefHeading___Toc7134_3716443416" text:style-name="Index_20_Link" text:visited-style-name="Index_20_Link">Основные действия программы:<text:tab/>3</text:a></text:p>
          <text:p text:style-name="P8"><text:a xlink:type="simple" xlink:href="#__RefHeading___Toc7136_3716443416" text:style-name="Index_20_Link" text:visited-style-name="Index_20_Link">c. Описание тестирования<text:tab/>3</text:a></text:p>
          <text:p text:style-name="P10"><text:a xlink:type="simple" xlink:href="#__RefHeading___Toc7138_3716443416" text:style-name="Index_20_Link" text:visited-style-name="Index_20_Link">Тестовые шаги:<text:tab/>3</text:a></text:p>
          <text:p text:style-name="P8"><text:a xlink:type="simple" xlink:href="#__RefHeading___Toc7140_3716443416" text:style-name="Index_20_Link" text:visited-style-name="Index_20_Link">d. Исходный код программы<text:tab/>4</text:a></text:p>
          <text:p text:style-name="P8"><text:a xlink:type="simple" xlink:href="#__RefHeading___Toc7142_3716443416" text:style-name="Index_20_Link" text:visited-style-name="Index_20_Link">Заключение<text:tab/>5</text:a></text:p>
        </text:index-body>
      </text:table-of-content>
      <text:p text:style-name="P7"><text:bookmark text:name="__RefHeading___Toc4135_3579881245"/></text:p>
      <text:h text:style-name="P25" text:outline-level="1" text:is-list-header="true"><text:bookmark-start text:name="__RefHeading___Toc7128_3716443416"/>a. Постановка задачи<text:bookmark-end text:name="__RefHeading___Toc7128_3716443416"/></text:h>
      <text:p text:style-name="P22">Задача о рюкзаке (Knapsack problem) заключается в следующем: имеется рюкзак ограниченной вместимости и множество предметов, каждый из которых имеет вес и ценность. Необходимо выбрать некоторые предметы, чтобы максимизировать общую ценность предметов в рюкзаке, не превышая его вместимость.</text:p>
      <text:h text:style-name="P26" text:outline-level="2"><text:bookmark-start text:name="__RefHeading___Toc7130_3716443416"/>Цель задачи:<text:bookmark-end text:name="__RefHeading___Toc7130_3716443416"/></text:h>
      <text:list text:style-name="L1">
        <text:list-item>
          <text:p text:style-name="P27">Разработать программу, которая будет создавать файлы с данными о рюкзаке и предметах.</text:p>
        </text:list-item>
        <text:list-item>
          <text:p text:style-name="P28">Реализовать алгоритмы решения задачи о рюкзаке: динамическое программирование, метод ветвей и границ, метод полного перебора и метод с использованием обратного отсчёта.</text:p>
        </text:list-item>
      </text:list>
      <text:h text:style-name="P25" text:outline-level="1" text:is-list-header="true"><text:bookmark-start text:name="__RefHeading___Toc7132_3716443416"/>b. Описание программы и совершаемых в ней действий<text:bookmark-end text:name="__RefHeading___Toc7132_3716443416"/></text:h>
      <text:p text:style-name="P22">Программа состоит из следующих компонентов:</text:p>
      <text:list text:style-name="L2">
        <text:list-item>
          <text:p text:style-name="P31"><text:span text:style-name="Strong_20_Emphasis"><text:span text:style-name="T3">Основной файл</text:span></text:span><text:span text:style-name="T3"> - </text:span><text:span text:style-name="Source_20_Text"><text:span text:style-name="T4">main.cpp</text:span></text:span><text:span text:style-name="T3">, который управляет вводом команд пользователя и вызовом соответствующих функций.</text:span></text:p>
        </text:list-item>
        <text:list-item>
          <text:p text:style-name="P31"><text:span text:style-name="Strong_20_Emphasis"><text:span text:style-name="T3">Класс </text:span></text:span><text:span text:style-name="Strong_20_Emphasis"><text:span text:style-name="Source_20_Text"><text:span text:style-name="T4">Knapsack</text:span></text:span></text:span><text:span text:style-name="T3"> - класс, который хранит данные о предметах и рюкзаке и реализует методы решения задачи о рюкзаке.</text:span></text:p>
        </text:list-item>
        <text:list-item>
          <text:p text:style-name="P32"><text:span text:style-name="Strong_20_Emphasis"><text:span text:style-name="T3">Команды</text:span></text:span><text:span text:style-name="T3"> - функции, которые выполняют определённые действия в зависимости от команды пользователя: создание файла с предметами, отображение содержимого файла и решение задачи о рюкзаке различными методами.</text:span></text:p>
        </text:list-item>
      </text:list>
      <text:h text:style-name="P26" text:outline-level="2"><text:bookmark-start text:name="__RefHeading___Toc7134_3716443416"/><text:soft-page-break/>Основные действия программы:<text:bookmark-end text:name="__RefHeading___Toc7134_3716443416"/></text:h>
      <text:list text:style-name="L3">
        <text:list-item>
          <text:p text:style-name="P33"><text:span text:style-name="Strong_20_Emphasis"><text:span text:style-name="T3">CREATE </text:span></text:span><text:span text:style-name="T3">: Создание файла с заданной вместимостью рюкзака и числом предметов, каждый из которых имеет случайный вес и ценность.</text:span></text:p>
        </text:list-item>
        <text:list-item>
          <text:p text:style-name="P33"><text:span text:style-name="Strong_20_Emphasis"><text:span text:style-name="T3">CREATE </text:span></text:span><text:span text:style-name="T3">: Создание файла с предметами на основе данных, введённых пользователем.</text:span></text:p>
        </text:list-item>
        <text:list-item>
          <text:p text:style-name="P33"><text:span text:style-name="Strong_20_Emphasis"><text:span text:style-name="T3">SHOW </text:span></text:span><text:span text:style-name="T3">: Отображение содержимого файла, включая вместимость рюкзака и предметы с их весами и ценностями.</text:span></text:p>
        </text:list-item>
        <text:list-item>
          <text:p text:style-name="P33"><text:span text:style-name="Strong_20_Emphasis"><text:span text:style-name="T3">SOLVE_DP </text:span></text:span><text:span text:style-name="T3">: Решение задачи о рюкзаке методом динамического программирования.</text:span></text:p>
        </text:list-item>
        <text:list-item>
          <text:p text:style-name="P33"><text:span text:style-name="Strong_20_Emphasis"><text:span text:style-name="T3">SOLVE_BT </text:span></text:span><text:span text:style-name="T3">: Решение задачи о рюкзаке методом обратного отсчёта (backtracking).</text:span></text:p>
        </text:list-item>
        <text:list-item>
          <text:p text:style-name="P33"><text:span text:style-name="Strong_20_Emphasis"><text:span text:style-name="T3">SOLVE_BB </text:span></text:span><text:span text:style-name="T3">: Решение задачи о рюкзаке методом ветвей и границ (branch and bound).</text:span></text:p>
        </text:list-item>
        <text:list-item>
          <text:p text:style-name="P34"><text:span text:style-name="Strong_20_Emphasis"><text:span text:style-name="T3">SOLVE_BF </text:span></text:span><text:span text:style-name="T3">: Решение задачи о рюкзаке методом полного перебора (brute force).</text:span></text:p>
        </text:list-item>
      </text:list>
      <text:h text:style-name="P25" text:outline-level="1" text:is-list-header="true"><text:bookmark-start text:name="__RefHeading___Toc7136_3716443416"/>c. Описание тестирования<text:bookmark-end text:name="__RefHeading___Toc7136_3716443416"/></text:h>
      <text:p text:style-name="P22">Для тестирования программы были созданы несколько тестовых файлов с разными наборами предметов и вместимостью рюкзака. Программа тестировалась на корректность выполнения команд и точность решений, полученных различными методами.</text:p>
      <text:p text:style-name="P11"><text:bookmark-start text:name="__RefHeading___Toc7138_3716443416"/>Тестовые шаги:<text:bookmark-end text:name="__RefHeading___Toc7138_3716443416"/></text:p>
      <text:list text:style-name="L4">
        <text:list-item>
          <text:p text:style-name="P35"><text:span text:style-name="Strong_20_Emphasis"><text:span text:style-name="T3">Создание файла с предметами</text:span></text:span><text:span text:style-name="T3">:</text:span></text:p>
          <text:list>
            <text:list-item>
              <text:p text:style-name="P35"><text:span text:style-name="T3">Ввод команды </text:span><text:span text:style-name="Source_20_Text"><text:span text:style-name="T4">CREATE 50 10 items.txt</text:span></text:span></text:p>
            </text:list-item>
            <text:list-item>
              <text:p text:style-name="P35"><text:span text:style-name="T3">Проверка наличия файла </text:span><text:span text:style-name="Source_20_Text"><text:span text:style-name="T4">items.txt</text:span></text:span><text:span text:style-name="T3"> с корректным содержимым.</text:span></text:p>
            </text:list-item>
          </text:list>
        </text:list-item>
        <text:list-item>
          <text:p text:style-name="P35"><text:span text:style-name="Strong_20_Emphasis"><text:span text:style-name="T3">Отображение содержимого файла</text:span></text:span><text:span text:style-name="T3">:</text:span></text:p>
          <text:list>
            <text:list-item>
              <text:p text:style-name="P35"><text:span text:style-name="T3">Ввод команды </text:span><text:span text:style-name="Source_20_Text"><text:span text:style-name="T4">SHOW items.txt</text:span></text:span></text:p>
            </text:list-item>
            <text:list-item>
              <text:p text:style-name="P29">Проверка корректности отображения вместимости и предметов.</text:p>
            </text:list-item>
          </text:list>
        </text:list-item>
        <text:list-item>
          <text:p text:style-name="P35"><text:span text:style-name="Strong_20_Emphasis"><text:span text:style-name="T3">Решение задачи о рюкзаке</text:span></text:span><text:span text:style-name="T3">:</text:span></text:p>
          <text:list>
            <text:list-item>
              <text:p text:style-name="P35"><text:span text:style-name="T3">Ввод команд </text:span><text:span text:style-name="Source_20_Text"><text:span text:style-name="T4">SOLVE_DP items.txt</text:span></text:span><text:span text:style-name="T3">, </text:span><text:span text:style-name="Source_20_Text"><text:span text:style-name="T4">SOLVE_BT items.txt</text:span></text:span><text:span text:style-name="T3">, </text:span><text:span text:style-name="Source_20_Text"><text:span text:style-name="T4">SOLVE_BB items.txt</text:span></text:span><text:span text:style-name="T3">, </text:span><text:span text:style-name="Source_20_Text"><text:span text:style-name="T4">SOLVE_BF items.txt</text:span></text:span></text:p>
            </text:list-item>
            <text:list-item>
              <text:p text:style-name="P30">Проверка корректности решений и соответствие ожидаемым результатам.</text:p>
            </text:list-item>
          </text:list>
        </text:list-item>
      </text:list>
      <text:h text:style-name="P25" text:outline-level="1" text:is-list-header="true"><text:bookmark-start text:name="__RefHeading___Toc7140_3716443416"/><text:soft-page-break/>d. Исходный код программы<text:bookmark-end text:name="__RefHeading___Toc7140_3716443416"/></text:h>
      <text:list text:style-name="WW8Num8">
        <text:list-header>
          <text:p text:style-name="P37"><text:span text:style-name="T8">function</text:span>.hpp</text:p>
          <text:p text:style-name="P38"/>
        </text:list-header>
        <text:list-item>
          <text:p text:style-name="P44">#ifndef FUNCTION_HPP</text:p>
        </text:list-item>
        <text:list-item>
          <text:p text:style-name="P44">#define FUNCTION_HPP</text:p>
        </text:list-item>
        <text:list-item>
          <text:p text:style-name="P44"/>
        </text:list-item>
        <text:list-item>
          <text:p text:style-name="P44">#include &lt;string&gt;</text:p>
        </text:list-item>
        <text:list-item>
          <text:p text:style-name="P44">#include &lt;vector&gt;</text:p>
        </text:list-item>
        <text:list-item>
          <text:p text:style-name="P44"/>
        </text:list-item>
        <text:list-item>
          <text:p text:style-name="P44">namespace kladkovoj</text:p>
        </text:list-item>
        <text:list-item>
          <text:p text:style-name="P44">{</text:p>
        </text:list-item>
        <text:list-item>
          <text:p text:style-name="P44"><text:s text:c="2"/>class Knapsack</text:p>
        </text:list-item>
        <text:list-item>
          <text:p text:style-name="P44"><text:s text:c="2"/>{</text:p>
        </text:list-item>
        <text:list-item>
          <text:p text:style-name="P44"><text:s text:c="4"/>public:</text:p>
        </text:list-item>
        <text:list-item>
          <text:p text:style-name="P44"><text:s text:c="6"/>Knapsack(int numItems, int maxWeight);</text:p>
        </text:list-item>
        <text:list-item>
          <text:p text:style-name="P44"/>
        </text:list-item>
        <text:list-item>
          <text:p text:style-name="P44"><text:s text:c="6"/>void addItem(int weight, int value);</text:p>
        </text:list-item>
        <text:list-item>
          <text:p text:style-name="P44"><text:s text:c="6"/>void writeToFile(const std::string&amp; filename) const;</text:p>
        </text:list-item>
        <text:list-item>
          <text:p text:style-name="P44"/>
        </text:list-item>
        <text:list-item>
          <text:p text:style-name="P44"><text:s text:c="6"/>int knapsackDP() const;</text:p>
        </text:list-item>
        <text:list-item>
          <text:p text:style-name="P44"><text:s text:c="6"/>int knapsackBacktracking() const;</text:p>
        </text:list-item>
        <text:list-item>
          <text:p text:style-name="P44"><text:s text:c="6"/>int knapsackBranchAndBound() const;</text:p>
        </text:list-item>
        <text:list-item>
          <text:p text:style-name="P44"><text:s text:c="6"/>int knapsackBruteForce() const;</text:p>
        </text:list-item>
        <text:list-item>
          <text:p text:style-name="P44"/>
        </text:list-item>
        <text:list-item>
          <text:p text:style-name="P44"><text:s text:c="4"/>private:</text:p>
        </text:list-item>
        <text:list-item>
          <text:p text:style-name="P44"><text:s text:c="6"/>int maxWeight_;</text:p>
        </text:list-item>
        <text:list-item>
          <text:p text:style-name="P44"><text:s text:c="6"/>int numItems_;</text:p>
        </text:list-item>
        <text:list-item>
          <text:p text:style-name="P44"><text:s text:c="6"/>std::vector&lt;int&gt; weights_;</text:p>
        </text:list-item>
        <text:list-item>
          <text:p text:style-name="P44"><text:s text:c="6"/>std::vector&lt;int&gt; values_;</text:p>
        </text:list-item>
        <text:list-item>
          <text:p text:style-name="P44"><text:s text:c="2"/>};</text:p>
        </text:list-item>
        <text:list-item>
          <text:p text:style-name="P44">}</text:p>
        </text:list-item>
        <text:list-item>
          <text:p text:style-name="P44"/>
        </text:list-item>
        <text:list-item>
          <text:p text:style-name="P44">#endif</text:p>
        </text:list-item>
      </text:list>
      <text:p text:style-name="P21"/>
      <text:list xml:id="list12419389212334" text:continue-numbering="true" text:style-name="WW8Num8">
        <text:list-header>
          <text:p text:style-name="P43"><text:soft-page-break/>function.cpp</text:p>
          <text:p text:style-name="P49"><text:span text:style-name="T6"/></text:p>
        </text:list-header>
        <text:list-item>
          <text:p text:style-name="P44">#include &lt;fstream&gt; // ofstream, ifstream</text:p>
        </text:list-item>
        <text:list-item>
          <text:p text:style-name="P44">#include &lt;algorithm&gt; // max</text:p>
        </text:list-item>
        <text:list-item>
          <text:p text:style-name="P44">#include &lt;functional&gt; // function</text:p>
        </text:list-item>
        <text:list-item>
          <text:p text:style-name="P44"/>
        </text:list-item>
        <text:list-item>
          <text:p text:style-name="P44">#include "function.hpp"</text:p>
        </text:list-item>
        <text:list-item>
          <text:p text:style-name="P44"/>
        </text:list-item>
        <text:list-item>
          <text:p text:style-name="P44">using namespace kladkovoj;</text:p>
        </text:list-item>
        <text:list-item>
          <text:p text:style-name="P44"/>
        </text:list-item>
        <text:list-item>
          <text:p text:style-name="P44">Knapsack::Knapsack(int numItems, int maxWeight)</text:p>
        </text:list-item>
        <text:list-item>
          <text:p text:style-name="P44">: maxWeight_(maxWeight), numItems_(numItems)</text:p>
        </text:list-item>
        <text:list-item>
          <text:p text:style-name="P44">{}</text:p>
        </text:list-item>
        <text:list-item>
          <text:p text:style-name="P44"/>
        </text:list-item>
        <text:list-item>
          <text:p text:style-name="P44">void Knapsack::addItem(int weight, int value)</text:p>
        </text:list-item>
        <text:list-item>
          <text:p text:style-name="P44">{</text:p>
        </text:list-item>
        <text:list-item>
          <text:p text:style-name="P44"><text:s text:c="2"/>weights_.push_back(weight);</text:p>
        </text:list-item>
        <text:list-item>
          <text:p text:style-name="P44"><text:s text:c="2"/>values_.push_back(value);</text:p>
        </text:list-item>
        <text:list-item>
          <text:p text:style-name="P44">}</text:p>
        </text:list-item>
        <text:list-item>
          <text:p text:style-name="P44"/>
        </text:list-item>
        <text:list-item>
          <text:p text:style-name="P44">void Knapsack::writeToFile(const std::string&amp; filename) const</text:p>
        </text:list-item>
        <text:list-item>
          <text:p text:style-name="P44">{</text:p>
        </text:list-item>
        <text:list-item>
          <text:p text:style-name="P44"><text:s text:c="2"/>std::ofstream file(filename);</text:p>
        </text:list-item>
        <text:list-item>
          <text:p text:style-name="P44"><text:s text:c="2"/>if (!file.is_open())</text:p>
        </text:list-item>
        <text:list-item>
          <text:p text:style-name="P44"><text:s text:c="4"/>throw std::invalid_argument("Error opening file for writing.");</text:p>
        </text:list-item>
        <text:list-item>
          <text:p text:style-name="P44"/>
        </text:list-item>
        <text:list-item>
          <text:p text:style-name="P44"><text:s text:c="2"/>file &lt;&lt; maxWeight_ &lt;&lt; ' ' &lt;&lt; numItems_ &lt;&lt; '\n';</text:p>
        </text:list-item>
        <text:list-item>
          <text:p text:style-name="P44"><text:s text:c="2"/>for (size_t i = 0; i &lt; weights_.size(); ++i)</text:p>
        </text:list-item>
        <text:list-item>
          <text:p text:style-name="P44"><text:s text:c="4"/>file &lt;&lt; weights_[i] &lt;&lt; ' ' &lt;&lt; values_[i] &lt;&lt; '\n';</text:p>
        </text:list-item>
        <text:list-item>
          <text:p text:style-name="P44"/>
        </text:list-item>
        <text:list-item>
          <text:p text:style-name="P44"><text:s text:c="2"/>file.close();</text:p>
        </text:list-item>
        <text:list-item>
          <text:p text:style-name="P44">}</text:p>
        </text:list-item>
        <text:list-item>
          <text:p text:style-name="P44"/>
        </text:list-item>
        <text:list-item>
          <text:p text:style-name="P44">int Knapsack::knapsackDP() const</text:p>
        </text:list-item>
        <text:list-item>
          <text:p text:style-name="P44">{</text:p>
        </text:list-item>
        <text:list-item>
          <text:p text:style-name="P44"><text:s text:c="2"/>std::vector&lt;std::vector&lt;int&gt;&gt; dp(numItems_ + 1, std::vector&lt;int&gt;(maxWeight_ + 1, 0));</text:p>
        </text:list-item>
        <text:list-item>
          <text:p text:style-name="P44"><text:s text:c="2"/>for (int i = 1; i &lt;= numItems_; ++i)</text:p>
        </text:list-item>
        <text:list-item>
          <text:p text:style-name="P44"><text:s text:c="2"/>{</text:p>
        </text:list-item>
        <text:list-item>
          <text:p text:style-name="P44"><text:s text:c="4"/>for (int w = 1; w &lt;= maxWeight_; ++w)</text:p>
        </text:list-item>
        <text:list-item>
          <text:p text:style-name="P44"><text:s text:c="4"/>{</text:p>
        </text:list-item>
        <text:list-item>
          <text:p text:style-name="P44"><text:s text:c="6"/>if (weights_[i - 1] &lt;= w)</text:p>
        </text:list-item>
        <text:list-item>
          <text:p text:style-name="P44"><text:s text:c="8"/>dp[i][w] = std::max(dp[i - 1][w], dp[i - 1][w - weights_[i - 1]] + values_[i - 1]);</text:p>
        </text:list-item>
        <text:list-item>
          <text:p text:style-name="P44"><text:s text:c="6"/>else</text:p>
        </text:list-item>
        <text:list-item>
          <text:p text:style-name="P44"><text:s text:c="8"/>dp[i][w] = dp[i - 1][w];</text:p>
        </text:list-item>
        <text:list-item>
          <text:p text:style-name="P44"><text:s text:c="4"/>}</text:p>
        </text:list-item>
        <text:list-item>
          <text:p text:style-name="P44"><text:s text:c="2"/>}</text:p>
        </text:list-item>
        <text:list-item>
          <text:p text:style-name="P44"><text:s text:c="2"/>return dp[numItems_][maxWeight_];</text:p>
        </text:list-item>
        <text:list-item>
          <text:p text:style-name="P44">}</text:p>
        </text:list-item>
        <text:list-item>
          <text:p text:style-name="P44"/>
        </text:list-item>
        <text:list-item>
          <text:p text:style-name="P44">int Knapsack::knapsackBacktracking() const</text:p>
        </text:list-item>
        <text:list-item>
          <text:p text:style-name="P44">{</text:p>
        </text:list-item>
        <text:list-item>
          <text:p text:style-name="P44"><text:soft-page-break/><text:s text:c="2"/>int maxValue = 0;</text:p>
        </text:list-item>
        <text:list-item>
          <text:p text:style-name="P44"><text:s text:c="2"/>std::function&lt;void(int, int, int)&gt; backtrack = [&amp;](int i, int currentWeight, int currentValue)</text:p>
        </text:list-item>
        <text:list-item>
          <text:p text:style-name="P44"><text:s text:c="2"/>{</text:p>
        </text:list-item>
        <text:list-item>
          <text:p text:style-name="P44"><text:s text:c="4"/>if (i == numItems_)</text:p>
        </text:list-item>
        <text:list-item>
          <text:p text:style-name="P44"><text:s text:c="4"/>{</text:p>
        </text:list-item>
        <text:list-item>
          <text:p text:style-name="P44"><text:s text:c="6"/>if (currentWeight &lt;= maxWeight_)</text:p>
        </text:list-item>
        <text:list-item>
          <text:p text:style-name="P44"><text:s text:c="8"/>maxValue = std::max(maxValue, currentValue);</text:p>
        </text:list-item>
        <text:list-item>
          <text:p text:style-name="P44"><text:s text:c="6"/>return;</text:p>
        </text:list-item>
        <text:list-item>
          <text:p text:style-name="P44"><text:s text:c="4"/>}</text:p>
        </text:list-item>
        <text:list-item>
          <text:p text:style-name="P44"><text:s text:c="4"/>backtrack(i + 1, currentWeight, currentValue);</text:p>
        </text:list-item>
        <text:list-item>
          <text:p text:style-name="P44"><text:s text:c="4"/>backtrack(i + 1, currentWeight + weights_[i], currentValue + values_[i]);</text:p>
        </text:list-item>
        <text:list-item>
          <text:p text:style-name="P44"><text:s text:c="2"/>};</text:p>
        </text:list-item>
        <text:list-item>
          <text:p text:style-name="P44"><text:s text:c="2"/>backtrack(0, 0, 0);</text:p>
        </text:list-item>
        <text:list-item>
          <text:p text:style-name="P44"><text:s text:c="2"/>return maxValue;</text:p>
        </text:list-item>
        <text:list-item>
          <text:p text:style-name="P44">}</text:p>
        </text:list-item>
        <text:list-item>
          <text:p text:style-name="P44"/>
        </text:list-item>
        <text:list-item>
          <text:p text:style-name="P44">int Knapsack::knapsackBranchAndBound() const</text:p>
        </text:list-item>
        <text:list-item>
          <text:p text:style-name="P44">{</text:p>
        </text:list-item>
        <text:list-item>
          <text:p text:style-name="P44"><text:s text:c="2"/>struct Node</text:p>
        </text:list-item>
        <text:list-item>
          <text:p text:style-name="P44"><text:s text:c="2"/>{</text:p>
        </text:list-item>
        <text:list-item>
          <text:p text:style-name="P44"><text:s text:c="4"/>int level,</text:p>
        </text:list-item>
        <text:list-item>
          <text:p text:style-name="P44"><text:s text:c="4"/>profit,</text:p>
        </text:list-item>
        <text:list-item>
          <text:p text:style-name="P44"><text:s text:c="4"/>bound,</text:p>
        </text:list-item>
        <text:list-item>
          <text:p text:style-name="P44"><text:s text:c="4"/>weight;</text:p>
        </text:list-item>
        <text:list-item>
          <text:p text:style-name="P44"><text:s text:c="2"/>};</text:p>
        </text:list-item>
        <text:list-item>
          <text:p text:style-name="P44"/>
        </text:list-item>
        <text:list-item>
          <text:p text:style-name="P44"><text:s text:c="2"/>auto bound = [&amp;](const Node&amp; u)</text:p>
        </text:list-item>
        <text:list-item>
          <text:p text:style-name="P44"><text:s text:c="2"/>{</text:p>
        </text:list-item>
        <text:list-item>
          <text:p text:style-name="P44"><text:s text:c="4"/>if (u.weight &gt;= maxWeight_)</text:p>
        </text:list-item>
        <text:list-item>
          <text:p text:style-name="P44"><text:s text:c="6"/>return 0;</text:p>
        </text:list-item>
        <text:list-item>
          <text:p text:style-name="P44"><text:s text:c="4"/>int profitBound = u.profit;</text:p>
        </text:list-item>
        <text:list-item>
          <text:p text:style-name="P44"><text:s text:c="4"/>int j = u.level + 1;</text:p>
        </text:list-item>
        <text:list-item>
          <text:p text:style-name="P44"><text:s text:c="4"/>int totWeight = u.weight;</text:p>
        </text:list-item>
        <text:list-item>
          <text:p text:style-name="P44"><text:s text:c="4"/>while ((j &lt; numItems_) &amp;&amp; (totWeight + weights_[j] &lt;= maxWeight_))</text:p>
        </text:list-item>
        <text:list-item>
          <text:p text:style-name="P44"><text:s text:c="4"/>{</text:p>
        </text:list-item>
        <text:list-item>
          <text:p text:style-name="P44"><text:s text:c="6"/>totWeight += weights_[j];</text:p>
        </text:list-item>
        <text:list-item>
          <text:p text:style-name="P44"><text:s text:c="6"/>profitBound += values_[j];</text:p>
        </text:list-item>
        <text:list-item>
          <text:p text:style-name="P44"><text:s text:c="6"/>j++;</text:p>
        </text:list-item>
        <text:list-item>
          <text:p text:style-name="P44"><text:s text:c="4"/>}</text:p>
        </text:list-item>
        <text:list-item>
          <text:p text:style-name="P44"><text:s text:c="4"/>if (j &lt; numItems_) profitBound += (maxWeight_ - totWeight) * values_[j] / weights_[j];</text:p>
        </text:list-item>
        <text:list-item>
          <text:p text:style-name="P44"><text:s text:c="4"/>return profitBound;</text:p>
        </text:list-item>
        <text:list-item>
          <text:p text:style-name="P44"><text:s text:c="2"/>};</text:p>
        </text:list-item>
        <text:list-item>
          <text:p text:style-name="P44"/>
        </text:list-item>
        <text:list-item>
          <text:p text:style-name="P44"><text:s text:c="2"/>std::vector&lt;Node&gt; Q;</text:p>
        </text:list-item>
        <text:list-item>
          <text:p text:style-name="P44"><text:s text:c="2"/>Node u, v;</text:p>
        </text:list-item>
        <text:list-item>
          <text:p text:style-name="P44"><text:s text:c="2"/>u.level = -1;</text:p>
        </text:list-item>
        <text:list-item>
          <text:p text:style-name="P44"><text:s text:c="2"/>u.profit = u.weight = 0;</text:p>
        </text:list-item>
        <text:list-item>
          <text:p text:style-name="P44"><text:s text:c="2"/>Q.push_back(u);</text:p>
        </text:list-item>
        <text:list-item>
          <text:p text:style-name="P44"><text:s text:c="2"/>int maxProfit = 0;</text:p>
        </text:list-item>
        <text:list-item>
          <text:p text:style-name="P44"/>
        </text:list-item>
        <text:list-item>
          <text:p text:style-name="P44"><text:soft-page-break/><text:s text:c="2"/>while (!Q.empty())</text:p>
        </text:list-item>
        <text:list-item>
          <text:p text:style-name="P44"><text:s text:c="2"/>{</text:p>
        </text:list-item>
        <text:list-item>
          <text:p text:style-name="P44"><text:s text:c="4"/>u = Q.back();</text:p>
        </text:list-item>
        <text:list-item>
          <text:p text:style-name="P44"><text:s text:c="4"/>Q.pop_back();</text:p>
        </text:list-item>
        <text:list-item>
          <text:p text:style-name="P44"/>
        </text:list-item>
        <text:list-item>
          <text:p text:style-name="P44"><text:s text:c="4"/>if (u.level == -1)</text:p>
        </text:list-item>
        <text:list-item>
          <text:p text:style-name="P44"><text:s text:c="6"/>v.level = 0;</text:p>
        </text:list-item>
        <text:list-item>
          <text:p text:style-name="P44"><text:s text:c="4"/>if (u.level == numItems_ - 1)</text:p>
        </text:list-item>
        <text:list-item>
          <text:p text:style-name="P44"><text:s text:c="6"/>continue;</text:p>
        </text:list-item>
        <text:list-item>
          <text:p text:style-name="P44"/>
        </text:list-item>
        <text:list-item>
          <text:p text:style-name="P44"><text:s text:c="4"/>v.level = u.level + 1;</text:p>
        </text:list-item>
        <text:list-item>
          <text:p text:style-name="P44"><text:s text:c="4"/>v.weight = u.weight + weights_[v.level];</text:p>
        </text:list-item>
        <text:list-item>
          <text:p text:style-name="P44"><text:s text:c="4"/>v.profit = u.profit + values_[v.level];</text:p>
        </text:list-item>
        <text:list-item>
          <text:p text:style-name="P44"/>
        </text:list-item>
        <text:list-item>
          <text:p text:style-name="P44"><text:s text:c="4"/>if (v.weight &lt;= maxWeight_ &amp;&amp; v.profit &gt; maxProfit)</text:p>
        </text:list-item>
        <text:list-item>
          <text:p text:style-name="P44"><text:s text:c="6"/>maxProfit = v.profit;</text:p>
        </text:list-item>
        <text:list-item>
          <text:p text:style-name="P44"/>
        </text:list-item>
        <text:list-item>
          <text:p text:style-name="P44"><text:s text:c="4"/>v.bound = bound(v);</text:p>
        </text:list-item>
        <text:list-item>
          <text:p text:style-name="P44"><text:s text:c="4"/>if (v.bound &gt; maxProfit)</text:p>
        </text:list-item>
        <text:list-item>
          <text:p text:style-name="P44"><text:s text:c="6"/>Q.push_back(v);</text:p>
        </text:list-item>
        <text:list-item>
          <text:p text:style-name="P44"/>
        </text:list-item>
        <text:list-item>
          <text:p text:style-name="P44"><text:s text:c="4"/>v.weight = u.weight;</text:p>
        </text:list-item>
        <text:list-item>
          <text:p text:style-name="P44"><text:s text:c="4"/>v.profit = u.profit;</text:p>
        </text:list-item>
        <text:list-item>
          <text:p text:style-name="P44"><text:s text:c="4"/>v.bound = bound(v);</text:p>
        </text:list-item>
        <text:list-item>
          <text:p text:style-name="P44"><text:s text:c="4"/>if (v.bound &gt; maxProfit)</text:p>
        </text:list-item>
        <text:list-item>
          <text:p text:style-name="P44"><text:s text:c="6"/>Q.push_back(v);</text:p>
        </text:list-item>
        <text:list-item>
          <text:p text:style-name="P44"><text:s text:c="2"/>}</text:p>
        </text:list-item>
        <text:list-item>
          <text:p text:style-name="P44"><text:s text:c="2"/>return maxProfit;</text:p>
        </text:list-item>
        <text:list-item>
          <text:p text:style-name="P44">}</text:p>
        </text:list-item>
        <text:list-item>
          <text:p text:style-name="P44"/>
        </text:list-item>
        <text:list-item>
          <text:p text:style-name="P44">int Knapsack::knapsackBruteForce() const</text:p>
        </text:list-item>
        <text:list-item>
          <text:p text:style-name="P44">{</text:p>
        </text:list-item>
        <text:list-item>
          <text:p text:style-name="P44"><text:s text:c="2"/>int maxValue = 0;</text:p>
        </text:list-item>
        <text:list-item>
          <text:p text:style-name="P44"><text:s text:c="2"/>int numSubsets = 1 &lt;&lt; numItems_;</text:p>
        </text:list-item>
        <text:list-item>
          <text:p text:style-name="P44"><text:s text:c="2"/>for (int subset = 0; subset &lt; numSubsets; ++subset)</text:p>
        </text:list-item>
        <text:list-item>
          <text:p text:style-name="P44"><text:s text:c="2"/>{</text:p>
        </text:list-item>
        <text:list-item>
          <text:p text:style-name="P44"><text:s text:c="4"/>int totalWeight = 0, totalValue = 0;</text:p>
        </text:list-item>
        <text:list-item>
          <text:p text:style-name="P44"><text:s text:c="4"/>for (int i = 0; i &lt; numItems_; ++i)</text:p>
        </text:list-item>
        <text:list-item>
          <text:p text:style-name="P44"><text:s text:c="4"/>{</text:p>
        </text:list-item>
        <text:list-item>
          <text:p text:style-name="P44"><text:s text:c="6"/>if (subset &amp; (1 &lt;&lt; i))</text:p>
        </text:list-item>
        <text:list-item>
          <text:p text:style-name="P44"><text:s text:c="6"/>{</text:p>
        </text:list-item>
        <text:list-item>
          <text:p text:style-name="P44"><text:s text:c="8"/>totalWeight += weights_[i];</text:p>
        </text:list-item>
        <text:list-item>
          <text:p text:style-name="P44"><text:s text:c="8"/>totalValue += values_[i];</text:p>
        </text:list-item>
        <text:list-item>
          <text:p text:style-name="P44"><text:s text:c="6"/>}</text:p>
        </text:list-item>
        <text:list-item>
          <text:p text:style-name="P44"><text:s text:c="4"/>}</text:p>
        </text:list-item>
        <text:list-item>
          <text:p text:style-name="P44"><text:s text:c="4"/>if (totalWeight &lt;= maxWeight_)</text:p>
        </text:list-item>
        <text:list-item>
          <text:p text:style-name="P44"><text:s text:c="4"/>{</text:p>
        </text:list-item>
        <text:list-item>
          <text:p text:style-name="P44"><text:s text:c="6"/>maxValue = std::max(maxValue, totalValue);</text:p>
        </text:list-item>
        <text:list-item>
          <text:p text:style-name="P44"><text:s text:c="4"/>}</text:p>
        </text:list-item>
        <text:list-item>
          <text:p text:style-name="P44"><text:s text:c="2"/>}</text:p>
        </text:list-item>
        <text:list-item>
          <text:p text:style-name="P44"><text:s text:c="2"/>return maxValue;</text:p>
        </text:list-item>
        <text:list-item>
          <text:p text:style-name="P44">}</text:p>
        </text:list-item>
      </text:list>
      <text:h text:style-name="P25" text:outline-level="1"><text:soft-page-break/></text:h>
      <text:list text:continue-numbering="true" text:style-name="WW8Num8">
        <text:list-header>
          <text:p text:style-name="P42"><text:span text:style-name="T9">command</text:span>.hpp</text:p>
          <text:p text:style-name="P42"/>
        </text:list-header>
        <text:list-item>
          <text:p text:style-name="P48">#ifndef COMMAND_HPP</text:p>
        </text:list-item>
        <text:list-item>
          <text:p text:style-name="P48">#define COMMAND_HPP</text:p>
        </text:list-item>
        <text:list-item>
          <text:p text:style-name="P48"/>
        </text:list-item>
        <text:list-item>
          <text:p text:style-name="P48">#include &lt;vector&gt; // vector</text:p>
        </text:list-item>
        <text:list-item>
          <text:p text:style-name="P48">#include &lt;string&gt; // string</text:p>
        </text:list-item>
        <text:list-item>
          <text:p text:style-name="P48"/>
        </text:list-item>
        <text:list-item>
          <text:p text:style-name="P48">namespace command</text:p>
        </text:list-item>
        <text:list-item>
          <text:p text:style-name="P48">{</text:p>
        </text:list-item>
        <text:list-item>
          <text:p text:style-name="P48">void help();</text:p>
        </text:list-item>
        <text:list-item>
          <text:p text:style-name="P48">void create(int capacity, int numItems, const std::string&amp; filename);</text:p>
        </text:list-item>
        <text:list-item>
          <text:p text:style-name="P48">void create(const std::string&amp; filename);</text:p>
        </text:list-item>
        <text:list-item>
          <text:p text:style-name="P48">void show(const std::vector&lt;std::string&gt;&amp; tokens);</text:p>
        </text:list-item>
        <text:list-item>
          <text:p text:style-name="P48">void solveDP(const std::string&amp; filename);</text:p>
        </text:list-item>
        <text:list-item>
          <text:p text:style-name="P48">void solveBT(const std::string&amp; filename);</text:p>
        </text:list-item>
        <text:list-item>
          <text:p text:style-name="P48">void solveBB(const std::string&amp; filename);</text:p>
        </text:list-item>
        <text:list-item>
          <text:p text:style-name="P48">void solveBF(const std::string&amp; filename);</text:p>
        </text:list-item>
        <text:list-item>
          <text:p text:style-name="P48">}</text:p>
        </text:list-item>
        <text:list-item>
          <text:p text:style-name="P48"/>
        </text:list-item>
        <text:list-item>
          <text:p text:style-name="P48">#endif</text:p>
        </text:list-item>
      </text:list>
      <text:p text:style-name="P36"/>
      <text:list xml:id="list12419731657722" text:continue-numbering="true" text:style-name="WW8Num8">
        <text:list-header>
          <text:p text:style-name="P40"><text:soft-page-break/><text:span text:style-name="T9">command</text:span>.<text:span text:style-name="T10">c</text:span>pp</text:p>
          <text:p text:style-name="P40"/>
        </text:list-header>
        <text:list-item>
          <text:p text:style-name="P46">#include &lt;iostream&gt;</text:p>
        </text:list-item>
        <text:list-item>
          <text:p text:style-name="P46">#include &lt;fstream&gt; <text:s/>// ifstream, ofstream</text:p>
        </text:list-item>
        <text:list-item>
          <text:p text:style-name="P46">#include &lt;vector&gt; <text:s/>// vector</text:p>
        </text:list-item>
        <text:list-item>
          <text:p text:style-name="P46">#include &lt;random&gt; <text:s/>// rand</text:p>
        </text:list-item>
        <text:list-item>
          <text:p text:style-name="P46">#include &lt;memory&gt; <text:s/>// unique_ptr</text:p>
        </text:list-item>
        <text:list-item>
          <text:p text:style-name="P46">#include &lt;sstream&gt; <text:s/>// istringstream</text:p>
        </text:list-item>
        <text:list-item>
          <text:p text:style-name="P46"/>
        </text:list-item>
        <text:list-item>
          <text:p text:style-name="P46">#include "command.hpp"</text:p>
        </text:list-item>
        <text:list-item>
          <text:p text:style-name="P46">#include "function.hpp"</text:p>
        </text:list-item>
        <text:list-item>
          <text:p text:style-name="P46"/>
        </text:list-item>
        <text:list-item>
          <text:p text:style-name="P46">using namespace kladkovoj;</text:p>
        </text:list-item>
        <text:list-item>
          <text:p text:style-name="P46"/>
        </text:list-item>
        <text:list-item>
          <text:p text:style-name="P46">std::unique_ptr&lt;Knapsack&gt; knapsack_;</text:p>
        </text:list-item>
        <text:list-item>
          <text:p text:style-name="P46"/>
        </text:list-item>
        <text:list-item>
          <text:p text:style-name="P46">void command::create(int capacity, int numItems, const std::string&amp; filename)</text:p>
        </text:list-item>
        <text:list-item>
          <text:p text:style-name="P46">{</text:p>
        </text:list-item>
        <text:list-item>
          <text:p text:style-name="P46"><text:s text:c="2"/>std::ofstream file(filename);</text:p>
        </text:list-item>
        <text:list-item>
          <text:p text:style-name="P46"><text:s text:c="2"/>if (!file)</text:p>
        </text:list-item>
        <text:list-item>
          <text:p text:style-name="P46"><text:s text:c="2"/>{</text:p>
        </text:list-item>
        <text:list-item>
          <text:p text:style-name="P46"><text:s text:c="4"/>throw std::runtime_error("Could not create file.");</text:p>
        </text:list-item>
        <text:list-item>
          <text:p text:style-name="P46"><text:s text:c="2"/>}</text:p>
        </text:list-item>
        <text:list-item>
          <text:p text:style-name="P46"/>
        </text:list-item>
        <text:list-item>
          <text:p text:style-name="P46"><text:s text:c="2"/>file &lt;&lt; capacity &lt;&lt; ' ' &lt;&lt; numItems &lt;&lt; '\n';</text:p>
        </text:list-item>
        <text:list-item>
          <text:p text:style-name="P46"><text:s text:c="2"/>for (int i = 0; i &lt; numItems; ++i)</text:p>
        </text:list-item>
        <text:list-item>
          <text:p text:style-name="P46"><text:s text:c="2"/>{</text:p>
        </text:list-item>
        <text:list-item>
          <text:p text:style-name="P46"><text:s text:c="4"/>int weight = rand() % 100 + 1;</text:p>
        </text:list-item>
        <text:list-item>
          <text:p text:style-name="P46"><text:s text:c="4"/>int value = rand() % 100 + 1;</text:p>
        </text:list-item>
        <text:list-item>
          <text:p text:style-name="P46"><text:s text:c="4"/>file &lt;&lt; weight &lt;&lt; ' ' &lt;&lt; value &lt;&lt; '\n';</text:p>
        </text:list-item>
        <text:list-item>
          <text:p text:style-name="P46"><text:s text:c="2"/>}</text:p>
        </text:list-item>
        <text:list-item>
          <text:p text:style-name="P46">}</text:p>
        </text:list-item>
        <text:list-item>
          <text:p text:style-name="P46"/>
        </text:list-item>
        <text:list-item>
          <text:p text:style-name="P46">void command::create(const std::string&amp; filename)</text:p>
        </text:list-item>
        <text:list-item>
          <text:p text:style-name="P46">{</text:p>
        </text:list-item>
        <text:list-item>
          <text:p text:style-name="P46"><text:s text:c="2"/>std::ofstream file(filename);</text:p>
        </text:list-item>
        <text:list-item>
          <text:p text:style-name="P46"><text:s text:c="2"/>if (!file)</text:p>
        </text:list-item>
        <text:list-item>
          <text:p text:style-name="P46"><text:s text:c="2"/>{</text:p>
        </text:list-item>
        <text:list-item>
          <text:p text:style-name="P46"><text:s text:c="4"/>throw std::runtime_error("Could not create file.");</text:p>
        </text:list-item>
        <text:list-item>
          <text:p text:style-name="P46"><text:s text:c="2"/>}</text:p>
        </text:list-item>
        <text:list-item>
          <text:p text:style-name="P46"/>
        </text:list-item>
        <text:list-item>
          <text:p text:style-name="P46"><text:s text:c="2"/>int capacity, numItems;</text:p>
        </text:list-item>
        <text:list-item>
          <text:p text:style-name="P46"><text:s text:c="2"/>std::cout &lt;&lt; "Enter knapsack capacity and number of items: ";</text:p>
        </text:list-item>
        <text:list-item>
          <text:p text:style-name="P46"><text:s text:c="2"/>std::cin &gt;&gt; capacity &gt;&gt; numItems;</text:p>
        </text:list-item>
        <text:list-item>
          <text:p text:style-name="P46"/>
        </text:list-item>
        <text:list-item>
          <text:p text:style-name="P46"><text:s text:c="2"/>if (std::cin.fail())</text:p>
        </text:list-item>
        <text:list-item>
          <text:p text:style-name="P46"><text:s text:c="2"/>{</text:p>
        </text:list-item>
        <text:list-item>
          <text:p text:style-name="P46"><text:s text:c="4"/>throw std::runtime_error("Invalid input.");</text:p>
        </text:list-item>
        <text:list-item>
          <text:p text:style-name="P46"><text:s text:c="2"/>}</text:p>
        </text:list-item>
        <text:list-item>
          <text:p text:style-name="P46"/>
        </text:list-item>
        <text:list-item>
          <text:p text:style-name="P46"><text:s text:c="2"/>file &lt;&lt; capacity &lt;&lt; ' ' &lt;&lt; numItems &lt;&lt; '\n';</text:p>
        </text:list-item>
        <text:list-item>
          <text:p text:style-name="P46"><text:s text:c="2"/>for (int i = 0; i &lt; numItems; ++i)</text:p>
        </text:list-item>
        <text:list-item>
          <text:p text:style-name="P46"><text:soft-page-break/><text:s text:c="2"/>{</text:p>
        </text:list-item>
        <text:list-item>
          <text:p text:style-name="P46"><text:s text:c="4"/>int weight = rand() % 100 + 1;</text:p>
        </text:list-item>
        <text:list-item>
          <text:p text:style-name="P46"><text:s text:c="4"/>int value = rand() % 100 + 1;</text:p>
        </text:list-item>
        <text:list-item>
          <text:p text:style-name="P46"><text:s text:c="4"/>file &lt;&lt; weight &lt;&lt; ' ' &lt;&lt; value &lt;&lt; '\n';</text:p>
        </text:list-item>
        <text:list-item>
          <text:p text:style-name="P46"><text:s text:c="2"/>}</text:p>
        </text:list-item>
        <text:list-item>
          <text:p text:style-name="P46">}</text:p>
        </text:list-item>
        <text:list-item>
          <text:p text:style-name="P46"/>
        </text:list-item>
        <text:list-item>
          <text:p text:style-name="P46">void command::show(const std::vector&lt;std::string&gt;&amp; tokens)</text:p>
        </text:list-item>
        <text:list-item>
          <text:p text:style-name="P46">{</text:p>
        </text:list-item>
        <text:list-item>
          <text:p text:style-name="P46"><text:s text:c="2"/>if (tokens.size() != 2)</text:p>
        </text:list-item>
        <text:list-item>
          <text:p text:style-name="P46"><text:s text:c="2"/>{</text:p>
        </text:list-item>
        <text:list-item>
          <text:p text:style-name="P46"><text:s text:c="4"/>throw std::invalid_argument("SHOW requires a filename.");</text:p>
        </text:list-item>
        <text:list-item>
          <text:p text:style-name="P46"><text:s text:c="2"/>}</text:p>
        </text:list-item>
        <text:list-item>
          <text:p text:style-name="P46"><text:s text:c="2"/>std::ifstream file(tokens[1]);</text:p>
        </text:list-item>
        <text:list-item>
          <text:p text:style-name="P46"><text:s text:c="2"/>if (!file)</text:p>
        </text:list-item>
        <text:list-item>
          <text:p text:style-name="P46"><text:s text:c="2"/>{</text:p>
        </text:list-item>
        <text:list-item>
          <text:p text:style-name="P46"><text:s text:c="4"/>throw std::runtime_error("Could not open file.");</text:p>
        </text:list-item>
        <text:list-item>
          <text:p text:style-name="P46"><text:s text:c="2"/>}</text:p>
        </text:list-item>
        <text:list-item>
          <text:p text:style-name="P46"/>
        </text:list-item>
        <text:list-item>
          <text:p text:style-name="P46"><text:s text:c="2"/>std::string firstLine;</text:p>
        </text:list-item>
        <text:list-item>
          <text:p text:style-name="P46"><text:s text:c="2"/>if (std::getline(file, firstLine))</text:p>
        </text:list-item>
        <text:list-item>
          <text:p text:style-name="P46"><text:s text:c="2"/>{</text:p>
        </text:list-item>
        <text:list-item>
          <text:p text:style-name="P46"><text:s text:c="4"/>std::istringstream iss(firstLine);</text:p>
        </text:list-item>
        <text:list-item>
          <text:p text:style-name="P46"><text:s text:c="4"/>std::size_t capacity, numItems;</text:p>
        </text:list-item>
        <text:list-item>
          <text:p text:style-name="P46"><text:s text:c="4"/>if (iss &gt;&gt; capacity &gt;&gt; numItems)</text:p>
        </text:list-item>
        <text:list-item>
          <text:p text:style-name="P46"><text:s text:c="4"/>{</text:p>
        </text:list-item>
        <text:list-item>
          <text:p text:style-name="P46"><text:s text:c="6"/>std::cout &lt;&lt; "capacity: " &lt;&lt; capacity &lt;&lt; " number of items: " &lt;&lt; numItems &lt;&lt; '\n';</text:p>
        </text:list-item>
        <text:list-item>
          <text:p text:style-name="P46"><text:s text:c="4"/>}</text:p>
        </text:list-item>
        <text:list-item>
          <text:p text:style-name="P46"><text:s text:c="4"/>else</text:p>
        </text:list-item>
        <text:list-item>
          <text:p text:style-name="P46"><text:s text:c="4"/>{</text:p>
        </text:list-item>
        <text:list-item>
          <text:p text:style-name="P46"><text:s text:c="6"/>throw std::runtime_error("Invalid format.");</text:p>
        </text:list-item>
        <text:list-item>
          <text:p text:style-name="P46"><text:s text:c="4"/>}</text:p>
        </text:list-item>
        <text:list-item>
          <text:p text:style-name="P46"><text:s text:c="2"/>}</text:p>
        </text:list-item>
        <text:list-item>
          <text:p text:style-name="P46"/>
        </text:list-item>
        <text:list-item>
          <text:p text:style-name="P46"><text:s text:c="2"/>std::size_t num = 1;</text:p>
        </text:list-item>
        <text:list-item>
          <text:p text:style-name="P46"><text:s text:c="2"/>std::string line;</text:p>
        </text:list-item>
        <text:list-item>
          <text:p text:style-name="P46"><text:s text:c="2"/>while (std::getline(file, line))</text:p>
        </text:list-item>
        <text:list-item>
          <text:p text:style-name="P46"><text:s text:c="2"/>{</text:p>
        </text:list-item>
        <text:list-item>
          <text:p text:style-name="P46"><text:s text:c="4"/>std::cout &lt;&lt; num &lt;&lt; ": " &lt;&lt; line &lt;&lt; '\n';</text:p>
        </text:list-item>
        <text:list-item>
          <text:p text:style-name="P46"><text:s text:c="4"/>num++;</text:p>
        </text:list-item>
        <text:list-item>
          <text:p text:style-name="P46"><text:s text:c="2"/>}</text:p>
        </text:list-item>
        <text:list-item>
          <text:p text:style-name="P46">}</text:p>
        </text:list-item>
        <text:list-item>
          <text:p text:style-name="P46"/>
        </text:list-item>
        <text:list-item>
          <text:p text:style-name="P46">void command::solveDP(const std::string&amp; filename)</text:p>
        </text:list-item>
        <text:list-item>
          <text:p text:style-name="P46">{</text:p>
        </text:list-item>
        <text:list-item>
          <text:p text:style-name="P46"><text:s text:c="2"/>std::ifstream file(filename);</text:p>
        </text:list-item>
        <text:list-item>
          <text:p text:style-name="P46"><text:s text:c="2"/>if (!file)</text:p>
        </text:list-item>
        <text:list-item>
          <text:p text:style-name="P46"><text:s text:c="2"/>{</text:p>
        </text:list-item>
        <text:list-item>
          <text:p text:style-name="P46"><text:s text:c="4"/>throw std::runtime_error("Could not open file.");</text:p>
        </text:list-item>
        <text:list-item>
          <text:p text:style-name="P46"><text:s text:c="2"/>}</text:p>
        </text:list-item>
        <text:list-item>
          <text:p text:style-name="P46"/>
        </text:list-item>
        <text:list-item>
          <text:p text:style-name="P46"><text:s text:c="2"/>int capacity, numItems;</text:p>
        </text:list-item>
        <text:list-item>
          <text:p text:style-name="P46"><text:soft-page-break/><text:s text:c="2"/>file &gt;&gt; capacity &gt;&gt; numItems;</text:p>
        </text:list-item>
        <text:list-item>
          <text:p text:style-name="P46"/>
        </text:list-item>
        <text:list-item>
          <text:p text:style-name="P46"><text:s text:c="2"/>Knapsack knapsack(numItems, capacity);</text:p>
        </text:list-item>
        <text:list-item>
          <text:p text:style-name="P46"><text:s text:c="2"/>for (int i = 0; i &lt; numItems; ++i)</text:p>
        </text:list-item>
        <text:list-item>
          <text:p text:style-name="P46"><text:s text:c="2"/>{</text:p>
        </text:list-item>
        <text:list-item>
          <text:p text:style-name="P46"><text:s text:c="4"/>int weight, value;</text:p>
        </text:list-item>
        <text:list-item>
          <text:p text:style-name="P46"><text:s text:c="4"/>file &gt;&gt; weight &gt;&gt; value;</text:p>
        </text:list-item>
        <text:list-item>
          <text:p text:style-name="P46"><text:s text:c="4"/>knapsack.addItem(weight, value);</text:p>
        </text:list-item>
        <text:list-item>
          <text:p text:style-name="P46"><text:s text:c="2"/>}</text:p>
        </text:list-item>
        <text:list-item>
          <text:p text:style-name="P46"/>
        </text:list-item>
        <text:list-item>
          <text:p text:style-name="P46"><text:s text:c="2"/>int result = knapsack.knapsackDP();</text:p>
        </text:list-item>
        <text:list-item>
          <text:p text:style-name="P46"><text:s text:c="2"/>std::cout &lt;&lt; "Maximum value (DP): " &lt;&lt; result &lt;&lt; '\n';</text:p>
        </text:list-item>
        <text:list-item>
          <text:p text:style-name="P46">}</text:p>
        </text:list-item>
        <text:list-item>
          <text:p text:style-name="P46"/>
        </text:list-item>
        <text:list-item>
          <text:p text:style-name="P46">void command::solveBT(const std::string&amp; filename)</text:p>
        </text:list-item>
        <text:list-item>
          <text:p text:style-name="P46">{</text:p>
        </text:list-item>
        <text:list-item>
          <text:p text:style-name="P46"><text:s text:c="2"/>std::ifstream file(filename);</text:p>
        </text:list-item>
        <text:list-item>
          <text:p text:style-name="P46"><text:s text:c="2"/>if (!file)</text:p>
        </text:list-item>
        <text:list-item>
          <text:p text:style-name="P46"><text:s text:c="2"/>{</text:p>
        </text:list-item>
        <text:list-item>
          <text:p text:style-name="P46"><text:s text:c="4"/>throw std::runtime_error("Could not open file.");</text:p>
        </text:list-item>
        <text:list-item>
          <text:p text:style-name="P46"><text:s text:c="2"/>}</text:p>
        </text:list-item>
        <text:list-item>
          <text:p text:style-name="P46"/>
        </text:list-item>
        <text:list-item>
          <text:p text:style-name="P46"><text:s text:c="2"/>int capacity, numItems;</text:p>
        </text:list-item>
        <text:list-item>
          <text:p text:style-name="P46"><text:s text:c="2"/>file &gt;&gt; capacity &gt;&gt; numItems;</text:p>
        </text:list-item>
        <text:list-item>
          <text:p text:style-name="P46"/>
        </text:list-item>
        <text:list-item>
          <text:p text:style-name="P46"><text:s text:c="2"/>Knapsack knapsack(numItems, capacity);</text:p>
        </text:list-item>
        <text:list-item>
          <text:p text:style-name="P46"><text:s text:c="2"/>for (int i = 0; i &lt; numItems; ++i)</text:p>
        </text:list-item>
        <text:list-item>
          <text:p text:style-name="P46"><text:s text:c="2"/>{</text:p>
        </text:list-item>
        <text:list-item>
          <text:p text:style-name="P46"><text:s text:c="4"/>int weight, value;</text:p>
        </text:list-item>
        <text:list-item>
          <text:p text:style-name="P46"><text:s text:c="4"/>file &gt;&gt; weight &gt;&gt; value;</text:p>
        </text:list-item>
        <text:list-item>
          <text:p text:style-name="P46"><text:s text:c="4"/>knapsack.addItem(weight, value);</text:p>
        </text:list-item>
        <text:list-item>
          <text:p text:style-name="P46"><text:s text:c="2"/>}</text:p>
        </text:list-item>
        <text:list-item>
          <text:p text:style-name="P46"/>
        </text:list-item>
        <text:list-item>
          <text:p text:style-name="P46"><text:s text:c="2"/>int result = knapsack.knapsackBacktracking();</text:p>
        </text:list-item>
        <text:list-item>
          <text:p text:style-name="P46"><text:s text:c="2"/>std::cout &lt;&lt; "Maximum value (BT): " &lt;&lt; result &lt;&lt; '\n';</text:p>
        </text:list-item>
        <text:list-item>
          <text:p text:style-name="P46">}</text:p>
        </text:list-item>
        <text:list-item>
          <text:p text:style-name="P46"/>
        </text:list-item>
        <text:list-item>
          <text:p text:style-name="P46">void command::solveBB(const std::string&amp; filename)</text:p>
        </text:list-item>
        <text:list-item>
          <text:p text:style-name="P46">{</text:p>
        </text:list-item>
        <text:list-item>
          <text:p text:style-name="P46"><text:s text:c="2"/>std::ifstream file(filename);</text:p>
        </text:list-item>
        <text:list-item>
          <text:p text:style-name="P46"><text:s text:c="2"/>if (!file)</text:p>
        </text:list-item>
        <text:list-item>
          <text:p text:style-name="P46"><text:s text:c="2"/>{</text:p>
        </text:list-item>
        <text:list-item>
          <text:p text:style-name="P46"><text:s text:c="4"/>throw std::runtime_error("Could not open file.");</text:p>
        </text:list-item>
        <text:list-item>
          <text:p text:style-name="P46"><text:s text:c="2"/>}</text:p>
        </text:list-item>
        <text:list-item>
          <text:p text:style-name="P46"/>
        </text:list-item>
        <text:list-item>
          <text:p text:style-name="P46"><text:s text:c="2"/>int capacity, numItems;</text:p>
        </text:list-item>
        <text:list-item>
          <text:p text:style-name="P46"><text:s text:c="2"/>file &gt;&gt; capacity &gt;&gt; numItems;</text:p>
        </text:list-item>
        <text:list-item>
          <text:p text:style-name="P46"/>
        </text:list-item>
        <text:list-item>
          <text:p text:style-name="P46"><text:s text:c="2"/>Knapsack knapsack(numItems, capacity);</text:p>
        </text:list-item>
        <text:list-item>
          <text:p text:style-name="P46"><text:s text:c="2"/>for (int i = 0; i &lt; numItems; ++i)</text:p>
        </text:list-item>
        <text:list-item>
          <text:p text:style-name="P46"><text:s text:c="2"/>{</text:p>
        </text:list-item>
        <text:list-item>
          <text:p text:style-name="P46"><text:s text:c="4"/>int weight, value;</text:p>
        </text:list-item>
        <text:list-item>
          <text:p text:style-name="P46"><text:s text:c="4"/>file &gt;&gt; weight &gt;&gt; value;</text:p>
        </text:list-item>
        <text:list-item>
          <text:p text:style-name="P46"><text:soft-page-break/><text:s text:c="4"/>knapsack.addItem(weight, value);</text:p>
        </text:list-item>
        <text:list-item>
          <text:p text:style-name="P46"><text:s text:c="2"/>}</text:p>
        </text:list-item>
        <text:list-item>
          <text:p text:style-name="P46"/>
        </text:list-item>
        <text:list-item>
          <text:p text:style-name="P46"><text:s text:c="2"/>int result = knapsack.knapsackBranchAndBound();</text:p>
        </text:list-item>
        <text:list-item>
          <text:p text:style-name="P46"><text:s text:c="2"/>std::cout &lt;&lt; "Maximum value (BB): " &lt;&lt; result &lt;&lt; '\n';</text:p>
        </text:list-item>
        <text:list-item>
          <text:p text:style-name="P46">}</text:p>
        </text:list-item>
        <text:list-item>
          <text:p text:style-name="P46"/>
        </text:list-item>
        <text:list-item>
          <text:p text:style-name="P46">void command::solveBF(const std::string&amp; filename)</text:p>
        </text:list-item>
        <text:list-item>
          <text:p text:style-name="P46">{</text:p>
        </text:list-item>
        <text:list-item>
          <text:p text:style-name="P46"><text:s text:c="2"/>std::ifstream file(filename);</text:p>
        </text:list-item>
        <text:list-item>
          <text:p text:style-name="P46"><text:s text:c="2"/>if (!file)</text:p>
        </text:list-item>
        <text:list-item>
          <text:p text:style-name="P46"><text:s text:c="2"/>{</text:p>
        </text:list-item>
        <text:list-item>
          <text:p text:style-name="P46"><text:s text:c="4"/>throw std::runtime_error("Could not open file.");</text:p>
        </text:list-item>
        <text:list-item>
          <text:p text:style-name="P46"><text:s text:c="2"/>}</text:p>
        </text:list-item>
        <text:list-item>
          <text:p text:style-name="P46"/>
        </text:list-item>
        <text:list-item>
          <text:p text:style-name="P46"><text:s text:c="2"/>int capacity, numItems;</text:p>
        </text:list-item>
        <text:list-item>
          <text:p text:style-name="P46"><text:s text:c="2"/>file &gt;&gt; capacity &gt;&gt; numItems;</text:p>
        </text:list-item>
        <text:list-item>
          <text:p text:style-name="P46"/>
        </text:list-item>
        <text:list-item>
          <text:p text:style-name="P46"><text:s text:c="2"/>Knapsack knapsack(numItems, capacity);</text:p>
        </text:list-item>
        <text:list-item>
          <text:p text:style-name="P46"><text:s text:c="2"/>for (int i = 0; i &lt; numItems; ++i)</text:p>
        </text:list-item>
        <text:list-item>
          <text:p text:style-name="P46"><text:s text:c="2"/>{</text:p>
        </text:list-item>
        <text:list-item>
          <text:p text:style-name="P46"><text:s text:c="4"/>int weight, value;</text:p>
        </text:list-item>
        <text:list-item>
          <text:p text:style-name="P46"><text:s text:c="4"/>file &gt;&gt; weight &gt;&gt; value;</text:p>
        </text:list-item>
        <text:list-item>
          <text:p text:style-name="P46"><text:s text:c="4"/>knapsack.addItem(weight, value);</text:p>
        </text:list-item>
        <text:list-item>
          <text:p text:style-name="P46"><text:s text:c="2"/>}</text:p>
        </text:list-item>
        <text:list-item>
          <text:p text:style-name="P46"/>
        </text:list-item>
        <text:list-item>
          <text:p text:style-name="P46"><text:s text:c="2"/>int result = knapsack.knapsackBruteForce();</text:p>
        </text:list-item>
        <text:list-item>
          <text:p text:style-name="P46"><text:s text:c="2"/>std::cout &lt;&lt; "Maximum value (BF): " &lt;&lt; result &lt;&lt; '\n';</text:p>
        </text:list-item>
        <text:list-item>
          <text:p text:style-name="P46">}</text:p>
        </text:list-item>
        <text:list-item>
          <text:p text:style-name="P46"/>
        </text:list-item>
        <text:list-item>
          <text:p text:style-name="P46"/>
        </text:list-item>
        <text:list-item>
          <text:p text:style-name="P46">void command::help()</text:p>
        </text:list-item>
        <text:list-item>
          <text:p text:style-name="P46">{</text:p>
        </text:list-item>
        <text:list-item>
          <text:p text:style-name="P46"><text:s text:c="2"/>std::cout &lt;&lt; "Available commands:\n";</text:p>
        </text:list-item>
        <text:list-item>
          <text:p text:style-name="P46"><text:s text:c="2"/>std::cout &lt;&lt; "HELP - Show this help message\n";</text:p>
        </text:list-item>
        <text:list-item>
          <text:p text:style-name="P46"><text:s text:c="2"/>std::cout &lt;&lt; "CREATE &lt;capacity&gt; &lt;numItems&gt; &lt;filename&gt; - Create a knapsack with random items and save to file\n";</text:p>
        </text:list-item>
        <text:list-item>
          <text:p text:style-name="P46"><text:s text:c="2"/>std::cout &lt;&lt; "CREATE &lt;filename&gt; - create a backpack from a file\n";</text:p>
        </text:list-item>
        <text:list-item>
          <text:p text:style-name="P46"><text:s text:c="2"/>std::cout &lt;&lt; "SHOW &lt;filename&gt; - Show contents of the file\n";</text:p>
        </text:list-item>
        <text:list-item>
          <text:p text:style-name="P46"><text:s text:c="2"/>std::cout &lt;&lt; "SOLVE_DP &lt;filename&gt; - Solve knapsack problem using dynamic programming\n";</text:p>
        </text:list-item>
        <text:list-item>
          <text:p text:style-name="P46"><text:s text:c="2"/>std::cout &lt;&lt; "SOLVE_BT &lt;filename&gt; - Solve knapsack problem using backtracking\n";</text:p>
        </text:list-item>
        <text:list-item>
          <text:p text:style-name="P46"><text:s text:c="2"/>std::cout &lt;&lt; "SOLVE_BB &lt;filename&gt; - Solve knapsack problem using branch and bound\n";</text:p>
        </text:list-item>
        <text:list-item>
          <text:p text:style-name="P46"><text:s text:c="2"/>std::cout &lt;&lt; "SOLVE_BF &lt;filename&gt; - Solve knapsack problem using brute force\n";</text:p>
        </text:list-item>
        <text:list-item>
          <text:p text:style-name="P46">}</text:p>
        </text:list-item>
      </text:list>
      <text:h text:style-name="P25" text:outline-level="1"/>
      <text:list text:continue-numbering="true" text:style-name="WW8Num8">
        <text:list-header>
          <text:p text:style-name="P41"><text:soft-page-break/><text:span text:style-name="T11">main</text:span>.pp</text:p>
          <text:p text:style-name="P41"/>
        </text:list-header>
        <text:list-item>
          <text:p text:style-name="P47">#include &lt;iostream&gt;</text:p>
        </text:list-item>
        <text:list-item>
          <text:p text:style-name="P47">#include &lt;iterator&gt;</text:p>
        </text:list-item>
        <text:list-item>
          <text:p text:style-name="P47">#include &lt;limits&gt;</text:p>
        </text:list-item>
        <text:list-item>
          <text:p text:style-name="P47">#include &lt;map&gt;</text:p>
        </text:list-item>
        <text:list-item>
          <text:p text:style-name="P47">#include &lt;functional&gt;</text:p>
        </text:list-item>
        <text:list-item>
          <text:p text:style-name="P47">#include &lt;sstream&gt;</text:p>
        </text:list-item>
        <text:list-item>
          <text:p text:style-name="P47"/>
        </text:list-item>
        <text:list-item>
          <text:p text:style-name="P47">#include "command.hpp"</text:p>
        </text:list-item>
        <text:list-item>
          <text:p text:style-name="P47">#include "function.hpp"</text:p>
        </text:list-item>
        <text:list-item>
          <text:p text:style-name="P47"/>
        </text:list-item>
        <text:list-item>
          <text:p text:style-name="P47">using namespace kladkovoj;</text:p>
        </text:list-item>
        <text:list-item>
          <text:p text:style-name="P47"/>
        </text:list-item>
        <text:list-item>
          <text:p text:style-name="P47">int main()</text:p>
        </text:list-item>
        <text:list-item>
          <text:p text:style-name="P47">{</text:p>
        </text:list-item>
        <text:list-item>
          <text:p text:style-name="P47"><text:s text:c="2"/>std::map&lt;std::string, std::function&lt;void(const std::vector&lt;std::string&gt;&amp;)&gt;&gt; commandMap =</text:p>
        </text:list-item>
        <text:list-item>
          <text:p text:style-name="P47"><text:s text:c="2"/>{</text:p>
        </text:list-item>
        <text:list-item>
          <text:p text:style-name="P47"><text:s text:c="4"/>{"HELP", [](const std::vector&lt;std::string&gt;&amp;)</text:p>
        </text:list-item>
        <text:list-item>
          <text:p text:style-name="P47"><text:s text:c="4"/>{</text:p>
        </text:list-item>
        <text:list-item>
          <text:p text:style-name="P47"><text:s text:c="6"/>command::help();</text:p>
        </text:list-item>
        <text:list-item>
          <text:p text:style-name="P47"><text:s text:c="4"/>}</text:p>
        </text:list-item>
        <text:list-item>
          <text:p text:style-name="P47"><text:s text:c="4"/>},</text:p>
        </text:list-item>
        <text:list-item>
          <text:p text:style-name="P47"><text:s text:c="4"/>{"CREATE", [](const std::vector&lt;std::string&gt;&amp; tokens)</text:p>
        </text:list-item>
        <text:list-item>
          <text:p text:style-name="P47"><text:s text:c="4"/>{</text:p>
        </text:list-item>
        <text:list-item>
          <text:p text:style-name="P47"><text:s text:c="6"/>if(tokens.size() == 2)</text:p>
        </text:list-item>
        <text:list-item>
          <text:p text:style-name="P47"><text:s text:c="6"/>{</text:p>
        </text:list-item>
        <text:list-item>
          <text:p text:style-name="P47"><text:s text:c="8"/>command::create(tokens[1]);</text:p>
        </text:list-item>
        <text:list-item>
          <text:p text:style-name="P47"><text:s text:c="6"/>}</text:p>
        </text:list-item>
        <text:list-item>
          <text:p text:style-name="P47"><text:s text:c="6"/>else if(tokens.size() == 4)</text:p>
        </text:list-item>
        <text:list-item>
          <text:p text:style-name="P47"><text:s text:c="6"/>{</text:p>
        </text:list-item>
        <text:list-item>
          <text:p text:style-name="P47"><text:s text:c="8"/>int capacity = std::stoi(tokens[1]);</text:p>
        </text:list-item>
        <text:list-item>
          <text:p text:style-name="P47"><text:s text:c="8"/>int numItems = std::stoi(tokens[2]);</text:p>
        </text:list-item>
        <text:list-item>
          <text:p text:style-name="P47"><text:s text:c="8"/>command::create(capacity, numItems, tokens[3]);</text:p>
        </text:list-item>
        <text:list-item>
          <text:p text:style-name="P47"><text:s text:c="6"/>}</text:p>
        </text:list-item>
        <text:list-item>
          <text:p text:style-name="P47"><text:s text:c="6"/>else</text:p>
        </text:list-item>
        <text:list-item>
          <text:p text:style-name="P47"><text:s text:c="6"/>{</text:p>
        </text:list-item>
        <text:list-item>
          <text:p text:style-name="P47"><text:s text:c="8"/>std::cerr &lt;&lt; "Invalid usage. Type HELP for a list of commands.\n";</text:p>
        </text:list-item>
        <text:list-item>
          <text:p text:style-name="P47"><text:s text:c="6"/>}</text:p>
        </text:list-item>
        <text:list-item>
          <text:p text:style-name="P47"><text:s text:c="4"/>}</text:p>
        </text:list-item>
        <text:list-item>
          <text:p text:style-name="P47"><text:s text:c="4"/>},</text:p>
        </text:list-item>
        <text:list-item>
          <text:p text:style-name="P47"><text:s text:c="4"/>{"SHOW", [](const std::vector&lt;std::string&gt;&amp; tokens)</text:p>
        </text:list-item>
        <text:list-item>
          <text:p text:style-name="P47"><text:s text:c="4"/>{</text:p>
        </text:list-item>
        <text:list-item>
          <text:p text:style-name="P47"><text:s text:c="6"/>command::show(tokens);</text:p>
        </text:list-item>
        <text:list-item>
          <text:p text:style-name="P47"><text:s text:c="4"/>}</text:p>
        </text:list-item>
        <text:list-item>
          <text:p text:style-name="P47"><text:s text:c="4"/>},</text:p>
        </text:list-item>
        <text:list-item>
          <text:p text:style-name="P47"><text:s text:c="4"/>{"SOLVE_DP", [](const std::vector&lt;std::string&gt;&amp; tokens)</text:p>
        </text:list-item>
        <text:list-item>
          <text:p text:style-name="P47"><text:s text:c="4"/>{</text:p>
        </text:list-item>
        <text:list-item>
          <text:p text:style-name="P47"><text:s text:c="6"/>if(tokens.size() == 2)</text:p>
        </text:list-item>
        <text:list-item>
          <text:p text:style-name="P47"><text:s text:c="6"/>{</text:p>
        </text:list-item>
        <text:list-item>
          <text:p text:style-name="P47"><text:s text:c="8"/>command::solveDP(tokens[1]);</text:p>
        </text:list-item>
        <text:list-item>
          <text:p text:style-name="P47"><text:s text:c="6"/>}</text:p>
        </text:list-item>
        <text:list-item>
          <text:p text:style-name="P47"><text:soft-page-break/><text:s text:c="6"/>else</text:p>
        </text:list-item>
        <text:list-item>
          <text:p text:style-name="P47"><text:s text:c="6"/>{</text:p>
        </text:list-item>
        <text:list-item>
          <text:p text:style-name="P47"><text:s text:c="8"/>throw std::invalid_argument("Requires a filename.");</text:p>
        </text:list-item>
        <text:list-item>
          <text:p text:style-name="P47"><text:s text:c="6"/>}</text:p>
        </text:list-item>
        <text:list-item>
          <text:p text:style-name="P47"><text:s text:c="4"/>}</text:p>
        </text:list-item>
        <text:list-item>
          <text:p text:style-name="P47"><text:s text:c="4"/>},</text:p>
        </text:list-item>
        <text:list-item>
          <text:p text:style-name="P47"><text:s text:c="4"/>{"SOLVE_BT", [](const std::vector&lt;std::string&gt;&amp; tokens)</text:p>
        </text:list-item>
        <text:list-item>
          <text:p text:style-name="P47"><text:s text:c="4"/>{</text:p>
        </text:list-item>
        <text:list-item>
          <text:p text:style-name="P47"><text:s text:c="6"/>if(tokens.size() == 2)</text:p>
        </text:list-item>
        <text:list-item>
          <text:p text:style-name="P47"><text:s text:c="6"/>{</text:p>
        </text:list-item>
        <text:list-item>
          <text:p text:style-name="P47"><text:s text:c="8"/>command::solveBT(tokens[1]);</text:p>
        </text:list-item>
        <text:list-item>
          <text:p text:style-name="P47"><text:s text:c="6"/>}</text:p>
        </text:list-item>
        <text:list-item>
          <text:p text:style-name="P47"><text:s text:c="6"/>else</text:p>
        </text:list-item>
        <text:list-item>
          <text:p text:style-name="P47"><text:s text:c="6"/>{</text:p>
        </text:list-item>
        <text:list-item>
          <text:p text:style-name="P47"><text:s text:c="8"/>throw std::invalid_argument("Requires a filename.");</text:p>
        </text:list-item>
        <text:list-item>
          <text:p text:style-name="P47"><text:s text:c="6"/>}</text:p>
        </text:list-item>
        <text:list-item>
          <text:p text:style-name="P47"><text:s text:c="4"/>}</text:p>
        </text:list-item>
        <text:list-item>
          <text:p text:style-name="P47"><text:s text:c="4"/>},</text:p>
        </text:list-item>
        <text:list-item>
          <text:p text:style-name="P47"><text:s text:c="4"/>{"SOLVE_BB", [](const std::vector&lt;std::string&gt;&amp; tokens)</text:p>
        </text:list-item>
        <text:list-item>
          <text:p text:style-name="P47"><text:s text:c="4"/>{</text:p>
        </text:list-item>
        <text:list-item>
          <text:p text:style-name="P47"><text:s text:c="6"/>if(tokens.size() == 2)</text:p>
        </text:list-item>
        <text:list-item>
          <text:p text:style-name="P47"><text:s text:c="6"/>{</text:p>
        </text:list-item>
        <text:list-item>
          <text:p text:style-name="P47"><text:s text:c="8"/>command::solveBB(tokens[1]);</text:p>
        </text:list-item>
        <text:list-item>
          <text:p text:style-name="P47"><text:s text:c="6"/>}</text:p>
        </text:list-item>
        <text:list-item>
          <text:p text:style-name="P47"><text:s text:c="6"/>else</text:p>
        </text:list-item>
        <text:list-item>
          <text:p text:style-name="P47"><text:s text:c="6"/>{</text:p>
        </text:list-item>
        <text:list-item>
          <text:p text:style-name="P47"><text:s text:c="8"/>throw std::invalid_argument("Requires a filename.");</text:p>
        </text:list-item>
        <text:list-item>
          <text:p text:style-name="P47"><text:s text:c="6"/>}</text:p>
        </text:list-item>
        <text:list-item>
          <text:p text:style-name="P47"><text:s text:c="4"/>}</text:p>
        </text:list-item>
        <text:list-item>
          <text:p text:style-name="P47"><text:s text:c="4"/>},</text:p>
        </text:list-item>
        <text:list-item>
          <text:p text:style-name="P47"><text:s text:c="4"/>{"SOLVE_BF", [](const std::vector&lt;std::string&gt;&amp; tokens)</text:p>
        </text:list-item>
        <text:list-item>
          <text:p text:style-name="P47"><text:s text:c="4"/>{</text:p>
        </text:list-item>
        <text:list-item>
          <text:p text:style-name="P47"><text:s text:c="6"/>if(tokens.size() == 2)</text:p>
        </text:list-item>
        <text:list-item>
          <text:p text:style-name="P47"><text:s text:c="6"/>{</text:p>
        </text:list-item>
        <text:list-item>
          <text:p text:style-name="P47"><text:s text:c="8"/>command::solveBF(tokens[1]);</text:p>
        </text:list-item>
        <text:list-item>
          <text:p text:style-name="P47"><text:s text:c="6"/>}</text:p>
        </text:list-item>
        <text:list-item>
          <text:p text:style-name="P47"><text:s text:c="6"/>else</text:p>
        </text:list-item>
        <text:list-item>
          <text:p text:style-name="P47"><text:s text:c="6"/>{</text:p>
        </text:list-item>
        <text:list-item>
          <text:p text:style-name="P47"><text:s text:c="8"/>throw std::invalid_argument("Requires a filename.");</text:p>
        </text:list-item>
        <text:list-item>
          <text:p text:style-name="P47"><text:s text:c="6"/>}</text:p>
        </text:list-item>
        <text:list-item>
          <text:p text:style-name="P47"><text:s text:c="4"/>}</text:p>
        </text:list-item>
        <text:list-item>
          <text:p text:style-name="P47"><text:s text:c="4"/>}</text:p>
        </text:list-item>
        <text:list-item>
          <text:p text:style-name="P47"><text:s text:c="2"/>};</text:p>
        </text:list-item>
        <text:list-item>
          <text:p text:style-name="P47"/>
        </text:list-item>
        <text:list-item>
          <text:p text:style-name="P47"><text:s text:c="2"/>std::string line;</text:p>
        </text:list-item>
        <text:list-item>
          <text:p text:style-name="P47"><text:s text:c="2"/>while(std::getline(std::cin, line))</text:p>
        </text:list-item>
        <text:list-item>
          <text:p text:style-name="P47"><text:s text:c="2"/>{</text:p>
        </text:list-item>
        <text:list-item>
          <text:p text:style-name="P47"><text:s text:c="4"/>std::istringstream iss(line);</text:p>
        </text:list-item>
        <text:list-item>
          <text:p text:style-name="P47"/>
        </text:list-item>
        <text:list-item>
          <text:p text:style-name="P47"><text:s text:c="4"/>std::vector&lt;std::string&gt; tokens{std::istream_iterator&lt;std::string&gt;{iss}, std::istream_iterator&lt;std::string&gt;{}};</text:p>
        </text:list-item>
        <text:list-item>
          <text:p text:style-name="P47"><text:s text:c="4"/>if(tokens.empty())</text:p>
        </text:list-item>
        <text:list-item>
          <text:p text:style-name="P47"><text:soft-page-break/><text:s text:c="4"/>{</text:p>
        </text:list-item>
        <text:list-item>
          <text:p text:style-name="P47"><text:s text:c="6"/>continue;</text:p>
        </text:list-item>
        <text:list-item>
          <text:p text:style-name="P47"><text:s text:c="4"/>}</text:p>
        </text:list-item>
        <text:list-item>
          <text:p text:style-name="P47"/>
        </text:list-item>
        <text:list-item>
          <text:p text:style-name="P47"><text:s text:c="4"/>try</text:p>
        </text:list-item>
        <text:list-item>
          <text:p text:style-name="P47"><text:s text:c="4"/>{</text:p>
        </text:list-item>
        <text:list-item>
          <text:p text:style-name="P47"><text:s text:c="6"/>auto it = commandMap.find(tokens[0]);</text:p>
        </text:list-item>
        <text:list-item>
          <text:p text:style-name="P47"><text:s text:c="6"/>if(it != commandMap.end())</text:p>
        </text:list-item>
        <text:list-item>
          <text:p text:style-name="P47"><text:s text:c="6"/>{</text:p>
        </text:list-item>
        <text:list-item>
          <text:p text:style-name="P47"><text:s text:c="8"/>it-&gt;second(tokens);</text:p>
        </text:list-item>
        <text:list-item>
          <text:p text:style-name="P47"><text:s text:c="6"/>}</text:p>
        </text:list-item>
        <text:list-item>
          <text:p text:style-name="P47"><text:s text:c="6"/>else if(!tokens[0].empty())</text:p>
        </text:list-item>
        <text:list-item>
          <text:p text:style-name="P47"><text:s text:c="6"/>{</text:p>
        </text:list-item>
        <text:list-item>
          <text:p text:style-name="P47"><text:s text:c="8"/>throw std::invalid_argument("&lt;INVALID COMMAND&gt;");</text:p>
        </text:list-item>
        <text:list-item>
          <text:p text:style-name="P47"><text:s text:c="6"/>}</text:p>
        </text:list-item>
        <text:list-item>
          <text:p text:style-name="P47"><text:s text:c="4"/>}</text:p>
        </text:list-item>
        <text:list-item>
          <text:p text:style-name="P47"><text:s text:c="4"/>catch(const std::exception&amp; e)</text:p>
        </text:list-item>
        <text:list-item>
          <text:p text:style-name="P47"><text:s text:c="4"/>{</text:p>
        </text:list-item>
        <text:list-item>
          <text:p text:style-name="P47"><text:s text:c="6"/>std::cerr &lt;&lt; e.what() &lt;&lt; '\n';</text:p>
        </text:list-item>
        <text:list-item>
          <text:p text:style-name="P47"><text:s text:c="4"/>}</text:p>
        </text:list-item>
        <text:list-item>
          <text:p text:style-name="P47"/>
        </text:list-item>
        <text:list-item>
          <text:p text:style-name="P47"><text:s text:c="4"/>if (std::cin.fail())</text:p>
        </text:list-item>
        <text:list-item>
          <text:p text:style-name="P47"><text:s text:c="4"/>{</text:p>
        </text:list-item>
        <text:list-item>
          <text:p text:style-name="P47"><text:s text:c="6"/>std::cin.clear();</text:p>
        </text:list-item>
        <text:list-item>
          <text:p text:style-name="P47"><text:s text:c="6"/>std::cin.ignore(std::numeric_limits&lt;std::streamsize&gt;::max(), '\n');</text:p>
        </text:list-item>
        <text:list-item>
          <text:p text:style-name="P47"><text:s text:c="4"/>}</text:p>
        </text:list-item>
        <text:list-item>
          <text:p text:style-name="P47"><text:s text:c="2"/>}</text:p>
        </text:list-item>
        <text:list-item>
          <text:p text:style-name="P47">}</text:p>
        </text:list-item>
      </text:list>
      <text:h text:style-name="P25" text:outline-level="1"><text:bookmark-start text:name="__RefHeading___Toc7142_3716443416"/>Заключение<text:bookmark-end text:name="__RefHeading___Toc7142_3716443416"/></text:h>
      <text:p text:style-name="P20">Программа позволяет эффективно решать задачу о рюкзаке с использованием различных методов. Реализация включает создание и чтение файлов с данными о рюкзаке и предметах, а также несколько алгоритмов для нахождения оптимального решения. Программа успешно прошла тестирование и показала корректные результаты для всех предоставленных тестовых случаев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modern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Noto Sans Devanagari1" style:font-family-complex="'Noto Sans Devanagari'" style:font-family-generic-complex="system" style:font-pitch-complex="variabl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listing" style:family="paragraph" style:parent-style-name="Standard" style:list-style-name="WW8Num8">
      <loext:graphic-properties draw:fill="solid" draw:fill-color="#f2f2f2"/>
      <style:paragraph-properties fo:margin-top="0.212cm" fo:margin-bottom="0.529cm" style:contextual-spacing="true" fo:line-height="100%" fo:text-align="start" style:justify-single-word="false" fo:keep-together="always" fo:hyphenation-ladder-count="no-limit" fo:background-color="#f2f2f2" fo:padding-left="0.741cm" fo:padding-right="0.106cm" fo:padding-top="0.071cm" fo:padding-bottom="0.141cm" fo:border-left="3pt solid #a6a6a6" fo:border-right="0.51pt solid #a6a6a6" fo:border-top="0.51pt solid #a6a6a6" fo:border-bottom="0.51pt solid #a6a6a6" style:shadow="none" fo:keep-with-next="always"/>
      <style:text-properties style:font-name="Consolas" fo:font-family="Consolas" style:font-family-generic="modern" fo:font-size="9pt" fo:language="en" fo:country="US" style:font-size-asian="9pt" style:language-asian="none" style:country-asian="none" style:font-name-complex="Consolas" style:font-family-complex="Consolas" style:font-family-generic-complex="moder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>
      <style:text-properties fo:color="#000000" loext:opacity="100%" style:font-name="Times New Roman1" fo:font-family="'Times New Roman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language-asian="en" style:country-asian="US" style:font-weight-asian="bold" style:font-name-complex="Noto Sans Devanagari1" style:font-family-complex="'Noto Sans Devanagari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1" style:display-name="ListLabel 1" style:family="text">
      <style:text-properties style:text-scale="99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Заголовок_20_1_20_Знак" style:display-name="Заголовок 1 Знак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Noto Sans Devanagari1" style:font-family-complex="'Noto Sans Devanagar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931cm" fo:margin-left="1.729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7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42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1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8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5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22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9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Character_5f_20_5f_style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1.199cm" fo:text-indent="-0.349cm" fo:margin-left="1.19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3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0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7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4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1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5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2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empty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top="0.199cm" fo:margin-bottom="0cm" style:contextual-spacing="false" fo:text-align="center" style:justify-single-word="false"/>
      <style:text-properties fo:font-size="13pt" style:font-size-asian="13pt" style:font-size-complex="13pt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.637cm" fo:margin-bottom="0cm" fo:margin-left="1.972cm" fo:margin-right="1.499cm" style:writing-mode="lr-tb" style:layout-grid-color="#c0c0c0" style:layout-grid-lines="27864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199cm" fo:margin-left="0cm" fo:margin-right="0cm" fo:margin-top="1.09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0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Министерство образования и науки РФ</text:p>
        <text:p text:style-name="MP1">Санкт-Петербургский политехнический университет Петра Великого</text:p>
        <text:p text:style-name="MP1">Институт компьютерных наук и кибербезопасности</text:p>
        <text:p text:style-name="MP1">Высшая школа программной инженерии</text:p>
      </style:header-first>
      <style:footer>
        <text:p text:style-name="MP2"><text:page-number text:select-page="current">2</text:page-number></text:p>
      </style:footer>
      <style:footer-first>
        <text:p text:style-name="MP2"><text:page-number text:select-page="current">1</text:page-number></text:p>
      </style:footer-first>
    </style:master-page>
    <style:master-page style:name="Converted3" style:page-layout-name="Mpm2" draw:style-name="Mdp1">
      <style:footer>
        <text:p text:style-name="MP3"/>
        <text:p text:style-name="MP3"><text:page-number text:select-page="current">0</text:page-number></text:p>
        <text:p text:style-name="Footer"/>
      </style:footer>
    </style:master-page>
    <style:master-page style:name="Converted5" style:page-layout-name="Mpm3" draw:style-name="Mdp1">
      <style:footer>
        <text:p text:style-name="MP3"/>
        <text:p text:style-name="MP3"><text:page-number text:select-page="current">0</text:page-number></text:p>
        <text:p text:style-name="Footer"/>
      </style:footer>
    </style:master-page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2:07:47.623284010</meta:creation-date>
    <dc:date>2024-05-29T01:24:18.436860430</dc:date>
    <meta:editing-duration>PT10H7M34S</meta:editing-duration>
    <meta:editing-cycles>46</meta:editing-cycles>
    <meta:generator>LibreOffice/24.2.3.2$Linux_X86_64 LibreOffice_project/420$Build-2</meta:generator>
    <meta:print-date>2024-05-09T11:34:31.841799117</meta:print-date>
    <meta:printed-by>Файлы PDF</meta:printed-by>
    <meta:document-statistic meta:table-count="0" meta:image-count="0" meta:object-count="0" meta:page-count="15" meta:paragraph-count="590" meta:word-count="2397" meta:character-count="16863" meta:non-whitespace-character-count="14127"/>
  </office:meta>
</office:document-meta>
</file>